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6" style:family="table" style:master-page-name="">
      <style:table-properties style:width="16.999cm" style:page-number="0" table:align="margins" style:shadow="none" style:writing-mode="lr-tb"/>
    </style:style>
    <style:style style:name="Tabla16.A" style:family="table-column">
      <style:table-column-properties style:column-width="3.2cm" style:rel-column-width="12333*"/>
    </style:style>
    <style:style style:name="Tabla16.B" style:family="table-column">
      <style:table-column-properties style:column-width="3.166cm" style:rel-column-width="12208*"/>
    </style:style>
    <style:style style:name="Tabla16.C" style:family="table-column">
      <style:table-column-properties style:column-width="5.191cm" style:rel-column-width="20013*"/>
    </style:style>
    <style:style style:name="Tabla16.D" style:family="table-column">
      <style:table-column-properties style:column-width="5.442cm" style:rel-column-width="20981*"/>
    </style:style>
    <style:style style:name="Tabla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.D1" style:family="table-cell">
      <style:table-cell-properties style:vertical-align="middle" fo:padding="0.097cm" fo:border="0.002cm solid #000000"/>
    </style:style>
    <style:style style:name="Tabla16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" style:family="table" style:master-page-name="">
      <style:table-properties style:width="16.999cm" style:page-number="0" table:align="margins" style:writing-mode="lr-tb"/>
    </style:style>
    <style:style style:name="Tabla17.A" style:family="table-column">
      <style:table-column-properties style:column-width="3.231cm" style:rel-column-width="12460*"/>
    </style:style>
    <style:style style:name="Tabla17.B" style:family="table-column">
      <style:table-column-properties style:column-width="3.15cm" style:rel-column-width="12144*"/>
    </style:style>
    <style:style style:name="Tabla17.C" style:family="table-column">
      <style:table-column-properties style:column-width="6.406cm" style:rel-column-width="24700*"/>
    </style:style>
    <style:style style:name="Tabla17.D" style:family="table-column">
      <style:table-column-properties style:column-width="4.21cm" style:rel-column-width="16231*"/>
    </style:style>
    <style:style style:name="Tabla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.D1" style:family="table-cell">
      <style:table-cell-properties style:vertical-align="middle" fo:padding="0.097cm" fo:border="0.002cm solid #000000"/>
    </style:style>
    <style:style style:name="Tabla17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6.999cm" table:align="margins" style:writing-mode="lr-tb"/>
    </style:style>
    <style:style style:name="Tabla18.A" style:family="table-column">
      <style:table-column-properties style:column-width="3.224cm" style:rel-column-width="12431*"/>
    </style:style>
    <style:style style:name="Tabla18.B" style:family="table-column">
      <style:table-column-properties style:column-width="3.143cm" style:rel-column-width="12115*"/>
    </style:style>
    <style:style style:name="Tabla18.C" style:family="table-column">
      <style:table-column-properties style:column-width="5.789cm" style:rel-column-width="22322*"/>
    </style:style>
    <style:style style:name="Tabla18.D" style:family="table-column">
      <style:table-column-properties style:column-width="4.842cm" style:rel-column-width="18667*"/>
    </style:style>
    <style:style style:name="Tabla18.1" style:family="table-row">
      <style:table-row-properties style:keep-together="false"/>
    </style:style>
    <style:style style:name="Tabla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.D1" style:family="table-cell">
      <style:table-cell-properties fo:padding="0.097cm" fo:border="0.002cm solid #000000"/>
    </style:style>
    <style:style style:name="Tabla18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9" style:family="table">
      <style:table-properties style:width="16.999cm" table:align="margins" style:writing-mode="lr-tb"/>
    </style:style>
    <style:style style:name="Tabla19.A" style:family="table-column">
      <style:table-column-properties style:column-width="3.21cm" style:rel-column-width="12376*"/>
    </style:style>
    <style:style style:name="Tabla19.B" style:family="table-column">
      <style:table-column-properties style:column-width="3.175cm" style:rel-column-width="12242*"/>
    </style:style>
    <style:style style:name="Tabla19.C" style:family="table-column">
      <style:table-column-properties style:column-width="5.812cm" style:rel-column-width="22404*"/>
    </style:style>
    <style:style style:name="Tabla19.D" style:family="table-column">
      <style:table-column-properties style:column-width="4.801cm" style:rel-column-width="18513*"/>
    </style:style>
    <style:style style:name="Tabla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.D1" style:family="table-cell">
      <style:table-cell-properties style:vertical-align="middle" fo:padding="0.097cm" fo:border="0.002cm solid #000000"/>
    </style:style>
    <style:style style:name="Tabla19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" style:family="table">
      <style:table-properties style:width="16.999cm" table:align="margins" style:writing-mode="lr-tb"/>
    </style:style>
    <style:style style:name="Tabla20.A" style:family="table-column">
      <style:table-column-properties style:column-width="3.207cm" style:rel-column-width="12362*"/>
    </style:style>
    <style:style style:name="Tabla20.B" style:family="table-column">
      <style:table-column-properties style:column-width="3.189cm" style:rel-column-width="12295*"/>
    </style:style>
    <style:style style:name="Tabla20.C" style:family="table-column">
      <style:table-column-properties style:column-width="5.838cm" style:rel-column-width="22509*"/>
    </style:style>
    <style:style style:name="Tabla20.D" style:family="table-column">
      <style:table-column-properties style:column-width="4.764cm" style:rel-column-width="18369*"/>
    </style:style>
    <style:style style:name="Tabla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.D1" style:family="table-cell">
      <style:table-cell-properties style:vertical-align="middle" fo:padding="0.097cm" fo:border="0.002cm solid #000000"/>
    </style:style>
    <style:style style:name="Tabla20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Estàndard">
      <style:text-properties fo:font-size="12pt" style:font-size-asian="12pt" style:font-size-complex="12pt"/>
    </style:style>
    <style:style style:name="P2" style:family="paragraph" style:parent-style-name="Estàndard">
      <style:paragraph-properties fo:margin-left="0cm" fo:margin-right="0cm" fo:margin-top="0cm" fo:margin-bottom="0cm" fo:text-indent="0cm" style:auto-text-indent="false"/>
      <style:text-properties fo:font-weight="bold" style:font-weight-asian="bold" style:font-weight-complex="bold"/>
    </style:style>
    <style:style style:name="P3" style:family="paragraph" style:parent-style-name="Estàndard">
      <style:paragraph-properties fo:margin-left="0cm" fo:margin-right="0cm" fo:margin-top="0cm" fo:margin-bottom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4" style:family="paragraph" style:parent-style-name="Estàndard">
      <style:paragraph-properties fo:margin-left="0cm" fo:margin-right="0cm" fo:margin-top="0cm" fo:margin-bottom="0cm" fo:text-indent="0cm" style:auto-text-indent="false"/>
      <style:text-properties fo:font-size="9pt" style:font-size-asian="9pt" style:font-size-complex="9pt"/>
    </style:style>
    <style:style style:name="P5" style:family="paragraph" style:parent-style-name="Estàndard">
      <style:paragraph-properties fo:margin-left="0cm" fo:margin-right="0cm" fo:margin-top="0cm" fo:margin-bottom="0cm" fo:text-align="center" style:justify-single-word="false" fo:text-indent="0cm" style:auto-text-indent="false"/>
      <style:text-properties fo:font-size="9pt" style:font-size-asian="9pt" style:font-size-complex="9pt"/>
    </style:style>
    <style:style style:name="P6" style:family="paragraph" style:parent-style-name="Estàndard">
      <style:paragraph-properties fo:margin-left="0cm" fo:margin-right="0cm" fo:margin-top="0cm" fo:margin-bottom="0cm" fo:text-align="start" style:justify-single-word="false" fo:text-indent="0cm" style:auto-text-indent="false"/>
      <style:text-properties fo:font-size="9pt" style:font-size-asian="9pt" style:font-size-complex="9pt"/>
    </style:style>
    <style:style style:name="P7" style:family="paragraph" style:parent-style-name="Estàndard"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Estàndard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Les possibilitats a l'hora d'escriure una funció són les següents:</text:p>
      <text:p text:style-name="P1"><text:span text:style-name="T1">Operacions bàsiques de càlcul</text:span>:</text:p>
      <text:p text:style-name="P1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header-rows>
          <table:table-row>
            <table:table-cell table:style-name="Tabla16.A1" office:value-type="string">
              <text:p text:style-name="P2">OPERACIÓ</text:p>
            </table:table-cell>
            <table:table-cell table:style-name="Tabla16.A1" office:value-type="string">
              <text:p text:style-name="P3">ESCRIURE</text:p>
            </table:table-cell>
            <table:table-cell table:style-name="Tabla16.A1" office:value-type="string">
              <text:p text:style-name="P3">QUÈ FA</text:p>
            </table:table-cell>
            <table:table-cell table:style-name="Tabla16.D1" office:value-type="string">
              <text:p text:style-name="P3">EXEMPLE</text:p>
            </table:table-cell>
          </table:table-row>
        </table:table-header-rows>
        <table:table-row>
          <table:table-cell table:style-name="Tabla16.A2" office:value-type="string">
            <text:p text:style-name="P4">Suma</text:p>
          </table:table-cell>
          <table:table-cell table:style-name="Tabla16.A2" office:value-type="string">
            <text:p text:style-name="P5">+</text:p>
          </table:table-cell>
          <table:table-cell table:style-name="Tabla16.A2" office:value-type="string">
            <text:p text:style-name="P6">Calcula la suma</text:p>
          </table:table-cell>
          <table:table-cell table:style-name="Tabla16.D2" office:value-type="string">
            <text:p text:style-name="P5">&lt;A1&gt; + 8</text:p>
          </table:table-cell>
        </table:table-row>
        <table:table-row>
          <table:table-cell table:style-name="Tabla16.A2" office:value-type="string">
            <text:p text:style-name="P4">Resta</text:p>
          </table:table-cell>
          <table:table-cell table:style-name="Tabla16.A2" office:value-type="string">
            <text:p text:style-name="P5">-</text:p>
          </table:table-cell>
          <table:table-cell table:style-name="Tabla16.A2" office:value-type="string">
            <text:p text:style-name="P6">Calcula la diferència</text:p>
          </table:table-cell>
          <table:table-cell table:style-name="Tabla16.D2" office:value-type="string">
            <text:p text:style-name="P5">10 - &lt;B5&gt;</text:p>
          </table:table-cell>
        </table:table-row>
        <table:table-row>
          <table:table-cell table:style-name="Tabla16.A2" office:value-type="string">
            <text:p text:style-name="P4">Multiplicació</text:p>
          </table:table-cell>
          <table:table-cell table:style-name="Tabla16.A2" office:value-type="string">
            <text:p text:style-name="P5">MUL o *</text:p>
          </table:table-cell>
          <table:table-cell table:style-name="Tabla16.A2" office:value-type="string">
            <text:p text:style-name="P6">Calcula el producte</text:p>
          </table:table-cell>
          <table:table-cell table:style-name="Tabla16.D2" office:value-type="string">
            <text:p text:style-name="P5">7 MUL 9</text:p>
          </table:table-cell>
        </table:table-row>
        <table:table-row>
          <table:table-cell table:style-name="Tabla16.A2" office:value-type="string">
            <text:p text:style-name="P4">Divisió</text:p>
          </table:table-cell>
          <table:table-cell table:style-name="Tabla16.A2" office:value-type="string">
            <text:p text:style-name="P5">DIV o /</text:p>
          </table:table-cell>
          <table:table-cell table:style-name="Tabla16.A2" office:value-type="string">
            <text:p text:style-name="P6">Calcula el quocient</text:p>
          </table:table-cell>
          <table:table-cell table:style-name="Tabla16.D2" office:value-type="string">
            <text:p text:style-name="P5">100 DIV 15</text:p>
          </table:table-cell>
        </table:table-row>
      </table:table>
      <text:p text:style-name="P7"/>
      <text:p text:style-name="P7">Operacions bàsiques del submenú<text:span text:style-name="T2">:</text:span></text:p>
      <text:p text:style-name="P8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header-rows>
          <table:table-row>
            <table:table-cell table:style-name="Tabla17.A1" office:value-type="string">
              <text:p text:style-name="P2">OPERACIÓ</text:p>
            </table:table-cell>
            <table:table-cell table:style-name="Tabla17.A1" office:value-type="string">
              <text:p text:style-name="P3">ESCRIURE</text:p>
            </table:table-cell>
            <table:table-cell table:style-name="Tabla17.A1" office:value-type="string">
              <text:p text:style-name="P3">QUÈ FA</text:p>
            </table:table-cell>
            <table:table-cell table:style-name="Tabla17.D1" office:value-type="string">
              <text:p text:style-name="P3">EXEMPLE</text:p>
            </table:table-cell>
          </table:table-row>
        </table:table-header-rows>
        <table:table-row>
          <table:table-cell table:style-name="Tabla17.A2" office:value-type="string">
            <text:p text:style-name="P4">Suma</text:p>
          </table:table-cell>
          <table:table-cell table:style-name="Tabla17.A2" office:value-type="string">
            <text:p text:style-name="P5">SUM</text:p>
          </table:table-cell>
          <table:table-cell table:style-name="Tabla17.A2" office:value-type="string">
            <text:p text:style-name="P4">Calcula la suma de l'àrea seleccionada.</text:p>
          </table:table-cell>
          <table:table-cell table:style-name="Tabla17.D2" office:value-type="string">
            <text:p text:style-name="P5">SUM &lt;A2:C2&gt;</text:p>
          </table:table-cell>
        </table:table-row>
        <table:table-row>
          <table:table-cell table:style-name="Tabla17.A2" office:value-type="string">
            <text:p text:style-name="P4">Arrodonir</text:p>
          </table:table-cell>
          <table:table-cell table:style-name="Tabla17.A2" office:value-type="string">
            <text:p text:style-name="P5">ROUND</text:p>
          </table:table-cell>
          <table:table-cell table:style-name="Tabla17.A2" office:value-type="string">
            <text:p text:style-name="P4">Retorna un nombre arrodonit a la quantitat especificada de decimals</text:p>
          </table:table-cell>
          <table:table-cell table:style-name="Tabla17.D2" office:value-type="string">
            <text:p text:style-name="P5">23,963 ROUND 2 (retorna 23,96)</text:p>
          </table:table-cell>
        </table:table-row>
        <table:table-row>
          <table:table-cell table:style-name="Tabla17.A2" office:value-type="string">
            <text:p text:style-name="P4">Percentatge</text:p>
          </table:table-cell>
          <table:table-cell table:style-name="Tabla17.A2" office:value-type="string">
            <text:p text:style-name="P5">PHD</text:p>
          </table:table-cell>
          <table:table-cell table:style-name="Tabla17.A2" office:value-type="string">
            <text:p text:style-name="P4">Calcula un percentatge</text:p>
          </table:table-cell>
          <table:table-cell table:style-name="Tabla17.D2" office:value-type="string">
            <text:p text:style-name="P5">10 + 15 PHD (retorna 10,15)</text:p>
          </table:table-cell>
        </table:table-row>
        <table:table-row>
          <table:table-cell table:style-name="Tabla17.A2" office:value-type="string">
            <text:p text:style-name="P4">Arrel</text:p>
          </table:table-cell>
          <table:table-cell table:style-name="Tabla17.A2" office:value-type="string">
            <text:p text:style-name="P5">SQRT</text:p>
          </table:table-cell>
          <table:table-cell table:style-name="Tabla17.A2" office:value-type="string">
            <text:p text:style-name="P4">Calcula l'arrel quadrada</text:p>
          </table:table-cell>
          <table:table-cell table:style-name="Tabla17.D2" office:value-type="string">
            <text:p text:style-name="P5">SQRT 36</text:p>
            <text:p text:style-name="P5">(retorna 6,00)</text:p>
          </table:table-cell>
        </table:table-row>
        <table:table-row>
          <table:table-cell table:style-name="Tabla17.A2" office:value-type="string">
            <text:p text:style-name="P4">Potència</text:p>
          </table:table-cell>
          <table:table-cell table:style-name="Tabla17.A2" office:value-type="string">
            <text:p text:style-name="P5">POW</text:p>
          </table:table-cell>
          <table:table-cell table:style-name="Tabla17.A2" office:value-type="string">
            <text:p text:style-name="P4">Calcula la potència</text:p>
          </table:table-cell>
          <table:table-cell table:style-name="Tabla17.D2" office:value-type="string">
            <text:p text:style-name="P5">2 POW 9</text:p>
            <text:p text:style-name="P5">(retorna 512,00)</text:p>
          </table:table-cell>
        </table:table-row>
      </table:table>
      <text:p text:style-name="P7"/>
      <text:p text:style-name="P1"><text:span text:style-name="T1">Operadors</text:span>:</text:p>
      <text:p text:style-name="P1">Es poden inserir diversos operadors a l'hora d'escriure una fórmula:</text:p>
      <text:p text:style-name="P1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header-rows>
          <table:table-row table:style-name="Tabla18.1">
            <table:table-cell table:style-name="Tabla18.A1" office:value-type="string">
              <text:p text:style-name="P2">OPERADOR</text:p>
            </table:table-cell>
            <table:table-cell table:style-name="Tabla18.A1" office:value-type="string">
              <text:p text:style-name="P3">ESCRIURE</text:p>
            </table:table-cell>
            <table:table-cell table:style-name="Tabla18.A1" office:value-type="string">
              <text:p text:style-name="P3">QUÈ FA</text:p>
            </table:table-cell>
            <table:table-cell table:style-name="Tabla18.D1" office:value-type="string">
              <text:p text:style-name="P3">EXEMPLE</text:p>
            </table:table-cell>
          </table:table-row>
        </table:table-header-rows>
        <table:table-row table:style-name="Tabla18.1">
          <table:table-cell table:style-name="Tabla18.A2" office:value-type="string">
            <text:p text:style-name="P4">Separador de llista</text:p>
          </table:table-cell>
          <table:table-cell table:style-name="Tabla18.A2" office:value-type="string">
            <text:p text:style-name="P5">|</text:p>
          </table:table-cell>
          <table:table-cell table:style-name="Tabla18.A2" office:value-type="string">
            <text:p text:style-name="P4">Separa els elements d'una llista</text:p>
          </table:table-cell>
          <table:table-cell table:style-name="Tabla18.D2" office:value-type="string">
            <text:p text:style-name="P5">MIN 10|20|50|&lt;C6&gt;|&lt;A2:B6&gt;|20</text:p>
          </table:table-cell>
        </table:table-row>
        <table:table-row table:style-name="Tabla18.1">
          <table:table-cell table:style-name="Tabla18.A2" office:value-type="string">
            <text:p text:style-name="P4">Igual</text:p>
          </table:table-cell>
          <table:table-cell table:style-name="Tabla18.A2" office:value-type="string">
            <text:p text:style-name="P5">EQ o ==</text:p>
          </table:table-cell>
          <table:table-cell table:style-name="Tabla18.A2" office:value-type="string">
            <text:p text:style-name="P4">Verifica si els valors especificats són iguals. Retorna 1 (cert) o 0 (fals)</text:p>
          </table:table-cell>
          <table:table-cell table:style-name="Tabla18.D2" office:value-type="string">
            <text:p text:style-name="P5">&lt;A1&gt; EQ 2</text:p>
            <text:p text:style-name="P5">(retorna 1, en cas que el contingut de A1 sigui igual a 2)</text:p>
          </table:table-cell>
        </table:table-row>
        <table:table-row table:style-name="Tabla18.1">
          <table:table-cell table:style-name="Tabla18.A2" office:value-type="string">
            <text:p text:style-name="P4">No igual</text:p>
          </table:table-cell>
          <table:table-cell table:style-name="Tabla18.A2" office:value-type="string">
            <text:p text:style-name="P5">NEQ o !=</text:p>
          </table:table-cell>
          <table:table-cell table:style-name="Tabla18.A2" office:value-type="string">
            <text:p text:style-name="P4">Verifica la desigualtat entre els valors especificats. Retorna 1 o 0</text:p>
          </table:table-cell>
          <table:table-cell table:style-name="Tabla18.D2" office:value-type="string">
            <text:p text:style-name="P5">&lt;A1&gt; NEQ 2</text:p>
            <text:p text:style-name="P5">(retorna 0 -fals-, si el contingut de A1 és igual a 2)</text:p>
          </table:table-cell>
        </table:table-row>
        <table:table-row table:style-name="Tabla18.1">
          <table:table-cell table:style-name="Tabla18.A2" office:value-type="string">
            <text:p text:style-name="P4">Menor o igual</text:p>
          </table:table-cell>
          <table:table-cell table:style-name="Tabla18.A2" office:value-type="string">
            <text:p text:style-name="P5">LEQ</text:p>
          </table:table-cell>
          <table:table-cell table:style-name="Tabla18.A2" office:value-type="string">
            <text:p text:style-name="P4">Verifica si els valors són menors o iguals que l'especificat. Retorna 1 o 0</text:p>
          </table:table-cell>
          <table:table-cell table:style-name="Tabla18.D2" office:value-type="string">
            <text:p text:style-name="P5">&lt;A1&gt; LEQ 2</text:p>
            <text:p text:style-name="P5">(retorna 1 si el contingut de A1 és menor o igual que 2)</text:p>
          </table:table-cell>
        </table:table-row>
        <table:table-row table:style-name="Tabla18.1">
          <table:table-cell table:style-name="Tabla18.A2" office:value-type="string">
            <text:p text:style-name="P4">Major o igual</text:p>
          </table:table-cell>
          <table:table-cell table:style-name="Tabla18.A2" office:value-type="string">
            <text:p text:style-name="P5">GEQ</text:p>
          </table:table-cell>
          <table:table-cell table:style-name="Tabla18.A2" office:value-type="string">
            <text:p text:style-name="P4">Verifica si els valors són o no majors o iguals que l'especificat. Retorna 1 o 0</text:p>
          </table:table-cell>
          <table:table-cell table:style-name="Tabla18.D2" office:value-type="string">
            <text:p text:style-name="P5">&lt;A1&gt; GEQ 2</text:p>
            <text:p text:style-name="P5">(retorna 1 si el contingut de A1 és major o igual que 2)</text:p>
          </table:table-cell>
        </table:table-row>
        <table:table-row table:style-name="Tabla18.1">
          <table:table-cell table:style-name="Tabla18.A2" office:value-type="string">
            <text:p text:style-name="P4">Menor</text:p>
          </table:table-cell>
          <table:table-cell table:style-name="Tabla18.A2" office:value-type="string">
            <text:p text:style-name="P5">L</text:p>
          </table:table-cell>
          <table:table-cell table:style-name="Tabla18.A2" office:value-type="string">
            <text:p text:style-name="P4">Verifica si els valors són menors que l'especificat</text:p>
          </table:table-cell>
          <table:table-cell table:style-name="Tabla18.D2" office:value-type="string">
            <text:p text:style-name="P5">&lt;A1&gt; L 2</text:p>
            <text:p text:style-name="P5">(retorna 1 si el contingut de A1 és menor que 2)</text:p>
          </table:table-cell>
        </table:table-row>
        <table:table-row table:style-name="Tabla18.1">
          <table:table-cell table:style-name="Tabla18.A2" office:value-type="string">
            <text:p text:style-name="P4">Major</text:p>
          </table:table-cell>
          <table:table-cell table:style-name="Tabla18.A2" office:value-type="string">
            <text:p text:style-name="P5">G</text:p>
          </table:table-cell>
          <table:table-cell table:style-name="Tabla18.A2" office:value-type="string">
            <text:p text:style-name="P4">Verifica si els valors són més grans que l'especificat</text:p>
          </table:table-cell>
          <table:table-cell table:style-name="Tabla18.D2" office:value-type="string">
            <text:p text:style-name="P5">&lt;A1&gt; G 2</text:p>
            <text:p text:style-name="P5">(retorna 1 si el contingut de A1 és major que 2)</text:p>
          </table:table-cell>
        </table:table-row>
        <table:table-row table:style-name="Tabla18.1">
          <table:table-cell table:style-name="Tabla18.A2" office:value-type="string">
            <text:p text:style-name="P4">O lògic</text:p>
          </table:table-cell>
          <table:table-cell table:style-name="Tabla18.A2" office:value-type="string">
            <text:p text:style-name="P5">OR</text:p>
          </table:table-cell>
          <table:table-cell table:style-name="Tabla18.A2" office:value-type="string">
            <text:p text:style-name="P4">Comprova l'O lògic</text:p>
          </table:table-cell>
          <table:table-cell table:style-name="Tabla18.D2" office:value-type="string">
            <text:p text:style-name="P5">0 OR 0</text:p>
            <text:p text:style-name="P5">(retorna 0 -fals-)</text:p>
          </table:table-cell>
        </table:table-row>
        <table:table-row table:style-name="Tabla18.1">
          <table:table-cell table:style-name="Tabla18.A2" office:value-type="string">
            <text:p text:style-name="P4">O lògic exclusiu</text:p>
          </table:table-cell>
          <table:table-cell table:style-name="Tabla18.A2" office:value-type="string">
            <text:p text:style-name="P5">XOR</text:p>
          </table:table-cell>
          <table:table-cell table:style-name="Tabla18.A2" office:value-type="string">
            <text:p text:style-name="P4">Comprova l'expressió lògica O exclusiva</text:p>
          </table:table-cell>
          <table:table-cell table:style-name="Tabla18.D2" office:value-type="string">
            <text:p text:style-name="P5">1 XOR 0</text:p>
            <text:p text:style-name="P5">(retorna 1 -cert-)</text:p>
          </table:table-cell>
        </table:table-row>
        <table:table-row table:style-name="Tabla18.1">
          <table:table-cell table:style-name="Tabla18.A2" office:value-type="string">
            <text:p text:style-name="P4">I lògic</text:p>
          </table:table-cell>
          <table:table-cell table:style-name="Tabla18.A2" office:value-type="string">
            <text:p text:style-name="P5">AND</text:p>
          </table:table-cell>
          <table:table-cell table:style-name="Tabla18.A2" office:value-type="string">
            <text:p text:style-name="P4">Comprova l'expressió lògica I</text:p>
          </table:table-cell>
          <table:table-cell table:style-name="Tabla18.D2" office:value-type="string">
            <text:p text:style-name="P5">1 AND 2</text:p>
            <text:p text:style-name="P5">(retorna 1 -cert-)</text:p>
          </table:table-cell>
        </table:table-row>
        <table:table-row table:style-name="Tabla18.1">
          <table:table-cell table:style-name="Tabla18.A2" office:value-type="string">
            <text:p text:style-name="P4">NO lògic</text:p>
          </table:table-cell>
          <table:table-cell table:style-name="Tabla18.A2" office:value-type="string">
            <text:p text:style-name="P5">NOT</text:p>
          </table:table-cell>
          <table:table-cell table:style-name="Tabla18.A2" office:value-type="string">
            <text:p text:style-name="P4">Comprova el NO lògic</text:p>
          </table:table-cell>
          <table:table-cell table:style-name="Tabla18.D2" office:value-type="string">
            <text:p text:style-name="P5">NOT 1 (-cert-)</text:p>
            <text:p text:style-name="P5">(retorna 0 -fals-)</text:p>
          </table:table-cell>
        </table:table-row>
      </table:table>
      <text:p text:style-name="Estàndard"><text:span text:style-name="T1"/></text:p>
      <text:p text:style-name="P1"><text:span text:style-name="T1">Funcions estadístiques</text:span>:</text:p>
      <text:p text:style-name="Estàndard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header-rows>
          <table:table-row>
            <table:table-cell table:style-name="Tabla19.A1" office:value-type="string">
              <text:p text:style-name="P2">FUNCIÓ</text:p>
            </table:table-cell>
            <table:table-cell table:style-name="Tabla19.A1" office:value-type="string">
              <text:p text:style-name="P3">ESCRIURE</text:p>
            </table:table-cell>
            <table:table-cell table:style-name="Tabla19.A1" office:value-type="string">
              <text:p text:style-name="P3">QUÈ FA</text:p>
            </table:table-cell>
            <table:table-cell table:style-name="Tabla19.D1" office:value-type="string">
              <text:p text:style-name="P3">EXEMPLE</text:p>
            </table:table-cell>
          </table:table-row>
        </table:table-header-rows>
        <table:table-row>
          <table:table-cell table:style-name="Tabla19.A2" office:value-type="string">
            <text:p text:style-name="P4">Promig</text:p>
          </table:table-cell>
          <table:table-cell table:style-name="Tabla19.A2" office:value-type="string">
            <text:p text:style-name="P5">MEAN</text:p>
          </table:table-cell>
          <table:table-cell table:style-name="Tabla19.A2" office:value-type="string">
            <text:p text:style-name="P4">Calcula la mitjana aritmètica dels valores especificats.</text:p>
          </table:table-cell>
          <table:table-cell table:style-name="Tabla19.D2" office:value-type="string">
            <text:p text:style-name="P5">MEAN 10|30|20</text:p>
            <text:p text:style-name="P5">(retorna 20,00)</text:p>
          </table:table-cell>
        </table:table-row>
        <table:table-row>
          <table:table-cell table:style-name="Tabla19.A2" office:value-type="string">
            <text:p text:style-name="P4">Valor mínim</text:p>
          </table:table-cell>
          <table:table-cell table:style-name="Tabla19.A2" office:value-type="string">
            <text:p text:style-name="P5">MIN</text:p>
          </table:table-cell>
          <table:table-cell table:style-name="Tabla19.A2" office:value-type="string">
            <text:p text:style-name="P4">Calcula el valor mínimo d'una àrea o llista</text:p>
          </table:table-cell>
          <table:table-cell table:style-name="Tabla19.D2" office:value-type="string">
            <text:p text:style-name="P5">MIN 10|30|20</text:p>
            <text:p text:style-name="P5">(retorna 10,00)</text:p>
          </table:table-cell>
        </table:table-row>
        <table:table-row>
          <table:table-cell table:style-name="Tabla19.A2" office:value-type="string">
            <text:p text:style-name="P4">Valor màxim</text:p>
          </table:table-cell>
          <table:table-cell table:style-name="Tabla19.A2" office:value-type="string">
            <text:p text:style-name="P5">MAX</text:p>
          </table:table-cell>
          <table:table-cell table:style-name="Tabla19.A2" office:value-type="string">
            <text:p text:style-name="P4">Calcula el valor màxim d'una àrea o llista</text:p>
          </table:table-cell>
          <table:table-cell table:style-name="Tabla19.D2" office:value-type="string">
            <text:p text:style-name="P5">MAX 10|30|20</text:p>
            <text:p text:style-name="P5">(retorna 30,00)</text:p>
          </table:table-cell>
        </table:table-row>
      </table:table>
      <text:p text:style-name="Estàndard"><text:span text:style-name="T1"/></text:p>
      <text:p text:style-name="P1"><text:span text:style-name="T1">Funcions trigonomètriques</text:span>:</text:p>
      <text:p text:style-name="Estàndard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header-rows>
          <table:table-row>
            <table:table-cell table:style-name="Tabla20.A1" office:value-type="string">
              <text:p text:style-name="P2">FUNCIÓ</text:p>
            </table:table-cell>
            <table:table-cell table:style-name="Tabla20.A1" office:value-type="string">
              <text:p text:style-name="P3">ESCRIURE</text:p>
            </table:table-cell>
            <table:table-cell table:style-name="Tabla20.A1" office:value-type="string">
              <text:p text:style-name="P3">QUÈ FA</text:p>
            </table:table-cell>
            <table:table-cell table:style-name="Tabla20.D1" office:value-type="string">
              <text:p text:style-name="P3">EXEMPLE</text:p>
            </table:table-cell>
          </table:table-row>
        </table:table-header-rows>
        <table:table-row>
          <table:table-cell table:style-name="Tabla20.A2" office:value-type="string">
            <text:p text:style-name="P4">Sinus</text:p>
          </table:table-cell>
          <table:table-cell table:style-name="Tabla20.A2" office:value-type="string">
            <text:p text:style-name="P5">SIN</text:p>
          </table:table-cell>
          <table:table-cell table:style-name="Tabla20.A2" office:value-type="string">
            <text:p text:style-name="P4">Calcula el sinus en radiants</text:p>
          </table:table-cell>
          <table:table-cell table:style-name="Tabla20.D2" office:value-type="string">
            <text:p text:style-name="P5">SIN (PI/2)</text:p>
          </table:table-cell>
        </table:table-row>
        <table:table-row>
          <table:table-cell table:style-name="Tabla20.A2" office:value-type="string">
            <text:p text:style-name="P4">Cosinus</text:p>
          </table:table-cell>
          <table:table-cell table:style-name="Tabla20.A2" office:value-type="string">
            <text:p text:style-name="P5">COS</text:p>
          </table:table-cell>
          <table:table-cell table:style-name="Tabla20.A2" office:value-type="string">
            <text:p text:style-name="P4">Calcula el cosinus en radiants</text:p>
          </table:table-cell>
          <table:table-cell table:style-name="Tabla20.D2" office:value-type="string">
            <text:p text:style-name="P5">COS 1</text:p>
          </table:table-cell>
        </table:table-row>
        <table:table-row>
          <table:table-cell table:style-name="Tabla20.A2" office:value-type="string">
            <text:p text:style-name="P4">Tangent</text:p>
          </table:table-cell>
          <table:table-cell table:style-name="Tabla20.A2" office:value-type="string">
            <text:p text:style-name="P5">TAN</text:p>
          </table:table-cell>
          <table:table-cell table:style-name="Tabla20.A2" office:value-type="string">
            <text:p text:style-name="P4">Calcula la tangente en radiants</text:p>
          </table:table-cell>
          <table:table-cell table:style-name="Tabla20.D2" office:value-type="string">
            <text:p text:style-name="P5">TAN &lt;A1&gt;</text:p>
          </table:table-cell>
        </table:table-row>
        <table:table-row>
          <table:table-cell table:style-name="Tabla20.A2" office:value-type="string">
            <text:p text:style-name="P4">Sinus d'arc</text:p>
          </table:table-cell>
          <table:table-cell table:style-name="Tabla20.A2" office:value-type="string">
            <text:p text:style-name="P5">ASIN</text:p>
          </table:table-cell>
          <table:table-cell table:style-name="Tabla20.A2" office:value-type="string">
            <text:p text:style-name="P4">Calcula el sinus d'arc en radiants</text:p>
          </table:table-cell>
          <table:table-cell table:style-name="Tabla20.D2" office:value-type="string">
            <text:p text:style-name="P5">ASIN 1</text:p>
          </table:table-cell>
        </table:table-row>
        <table:table-row>
          <table:table-cell table:style-name="Tabla20.A2" office:value-type="string">
            <text:p text:style-name="P4">Cosinus d'arc</text:p>
          </table:table-cell>
          <table:table-cell table:style-name="Tabla20.A2" office:value-type="string">
            <text:p text:style-name="P5">ACOS</text:p>
          </table:table-cell>
          <table:table-cell table:style-name="Tabla20.A2" office:value-type="string">
            <text:p text:style-name="P4">Calcula el cosinus d'arc en radiants</text:p>
          </table:table-cell>
          <table:table-cell table:style-name="Tabla20.D2" office:value-type="string">
            <text:p text:style-name="P5">ACOS 1</text:p>
          </table:table-cell>
        </table:table-row>
        <table:table-row>
          <table:table-cell table:style-name="Tabla20.A2" office:value-type="string">
            <text:p text:style-name="P4">Tangent d'arc</text:p>
          </table:table-cell>
          <table:table-cell table:style-name="Tabla20.A2" office:value-type="string">
            <text:p text:style-name="P5">ATAN</text:p>
          </table:table-cell>
          <table:table-cell table:style-name="Tabla20.A2" office:value-type="string">
            <text:p text:style-name="P4">Calcula la tangent d'arc en radiants</text:p>
          </table:table-cell>
          <table:table-cell table:style-name="Tabla20.D2" office:value-type="string">
            <text:p text:style-name="P5">ATAN 1</text:p>
          </table:table-cell>
        </table:table-row>
      </table:table>
      <text:p text:style-name="Està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Estàndard" style:family="paragraph">
      <style:paragraph-properties fo:margin-left="1cm" fo:margin-right="0cm" fo:margin-top="0.199cm" fo:margin-bottom="0cm" style:line-height-at-least="0.423cm" fo:text-align="justify" style:justify-single-word="false" fo:orphans="2" fo:widows="2" fo:text-indent="0cm" style:auto-text-indent="false"/>
      <style:text-properties fo:color="#000000" style:font-name="Arial" fo:font-size="10pt" fo:language="ca" fo:country="ES" style:font-name-asian="Times New Roman" style:font-size-asian="10pt" style:font-name-complex="Times New Roman" style:font-size-complex="10pt" style:language-complex="ar" style:country-complex="SA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Furest&amp;Serra</meta:initial-creator>
    <meta:creation-date>2007-03-23T18:46:58</meta:creation-date>
    <dc:creator>Furest&amp;Serra</dc:creator>
    <dc:date>2007-03-23T18:52:45</dc:date>
    <dc:language>ca-ES</dc:language>
    <meta:editing-cycles>2</meta:editing-cycles>
    <meta:editing-duration>PT5M47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2" meta:paragraph-count="158" meta:word-count="505" meta:character-count="2652"/>
  </office:meta>
</office:document-meta>
</file>